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Pictures/100000000000000800000008BBCFAFCC652C0272.png" manifest:media-type="image/png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Pictures/100000000000000800000008BBCFAFCC652C0272.png" manifest:media-type="image/png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BBCFAFCC652C0272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BBCFAFCC652C0272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9972in" svg:height="4.298in" svg:x="10.6665in" svg:y="0.387in">
            <draw:object draw:notify-on-update-of-ranges="Sheet1.C2:Sheet1.C9 Sheet1.A2:Sheet1.A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9972in" svg:height="4.298in" svg:x="4.8024in" svg:y="0.4185in">
            <draw:object draw:notify-on-update-of-ranges="Sheet1.C13:Sheet1.C20 Sheet1.A2:Sheet1.A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9972in" svg:height="4.298in" svg:x="10.6669in" svg:y="5.1559in">
            <draw:object draw:notify-on-update-of-ranges="Sheet1.D2:Sheet1.D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.9972in" svg:height="4.298in" svg:x="4.8169in" svg:y="5.085in">
            <draw:object draw:notify-on-update-of-ranges="Sheet1.D13:Sheet1.D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nza GUI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.276" calcext:value-type="float">
            <text:p>108.276</text:p>
          </table:table-cell>
          <table:table-cell table:formula="of:=[.$B$2]/[.B2]" office:value-type="float" office:value="1" calcext:value-type="float">
            <text:p>1</text:p>
          </table:table-cell>
          <table:table-cell table:formula="of:=[.C2]/[.A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.181" calcext:value-type="float">
            <text:p>63.181</text:p>
          </table:table-cell>
          <table:table-cell table:formula="of:=[.$B$2]/[.B3]" office:value-type="float" office:value="1.71374305566547" calcext:value-type="float">
            <text:p>1.71374305566547</text:p>
          </table:table-cell>
          <table:table-cell table:formula="of:=[.C3]/[.A3]" office:value-type="float" office:value="0.856871527832734" calcext:value-type="float">
            <text:p>0.8568715278327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.574" calcext:value-type="float">
            <text:p>49.574</text:p>
          </table:table-cell>
          <table:table-cell table:formula="of:=[.$B$2]/[.B4]" office:value-type="float" office:value="2.18412877718159" calcext:value-type="float">
            <text:p>2.18412877718159</text:p>
          </table:table-cell>
          <table:table-cell table:formula="of:=[.C4]/[.A4]" office:value-type="float" office:value="0.728042925727196" calcext:value-type="float">
            <text:p>0.728042925727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39.838" calcext:value-type="float">
            <text:p>39.8380</text:p>
          </table:table-cell>
          <table:table-cell table:formula="of:=[.$B$2]/[.B5]" office:value-type="float" office:value="2.71790752547819" calcext:value-type="float">
            <text:p>2.71790752547819</text:p>
          </table:table-cell>
          <table:table-cell table:formula="of:=[.C5]/[.A5]" office:value-type="float" office:value="0.679476881369547" calcext:value-type="float">
            <text:p>0.6794768813695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.64" calcext:value-type="float">
            <text:p>34.640</text:p>
          </table:table-cell>
          <table:table-cell table:formula="of:=[.$B$2]/[.B6]" office:value-type="float" office:value="3.12575057736721" calcext:value-type="float">
            <text:p>3.12575057736721</text:p>
          </table:table-cell>
          <table:table-cell table:formula="of:=[.C6]/[.A6]" office:value-type="float" office:value="0.625150115473441" calcext:value-type="float">
            <text:p>0.6251501154734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.908" calcext:value-type="float">
            <text:p>34.908</text:p>
          </table:table-cell>
          <table:table-cell table:formula="of:=[.$B$2]/[.B7]" office:value-type="float" office:value="3.10175317978687" calcext:value-type="float">
            <text:p>3.10175317978687</text:p>
          </table:table-cell>
          <table:table-cell table:formula="of:=[.C7]/[.A7]" office:value-type="float" office:value="0.516958863297811" calcext:value-type="float">
            <text:p>0.5169588632978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.05" calcext:value-type="float">
            <text:p>36.050</text:p>
          </table:table-cell>
          <table:table-cell table:formula="of:=[.$B$2]/[.B8]" office:value-type="float" office:value="3.00349514563107" calcext:value-type="float">
            <text:p>3.00349514563107</text:p>
          </table:table-cell>
          <table:table-cell table:formula="of:=[.C8]/[.A8]" office:value-type="float" office:value="0.429070735090153" calcext:value-type="float">
            <text:p>0.4290707350901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868" calcext:value-type="float">
            <text:p>38.868</text:p>
          </table:table-cell>
          <table:table-cell table:formula="of:=[.$B$2]/[.B9]" office:value-type="float" office:value="2.78573633837604" calcext:value-type="float">
            <text:p>2.78573633837604</text:p>
          </table:table-cell>
          <table:table-cell table:formula="of:=[.C9]/[.A9]" office:value-type="float" office:value="0.348217042297005" calcext:value-type="float">
            <text:p>0.348217042297005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n GUI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.474" calcext:value-type="float">
            <text:p>86.474</text:p>
          </table:table-cell>
          <table:table-cell table:formula="of:=[.$B$13]/[.B13]" office:value-type="float" office:value="1" calcext:value-type="float">
            <text:p>1</text:p>
          </table:table-cell>
          <table:table-cell table:formula="of:=[.C13]/[.A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.393" calcext:value-type="float">
            <text:p>42.393</text:p>
          </table:table-cell>
          <table:table-cell table:formula="of:=[.$B$13]/[.B14]" office:value-type="float" office:value="2.03981789446371" calcext:value-type="float">
            <text:p>2.03981789446371</text:p>
          </table:table-cell>
          <table:table-cell table:formula="of:=[.C14]/[.A14]" office:value-type="float" office:value="1.01990894723185" calcext:value-type="float">
            <text:p>1.019908947231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135" calcext:value-type="float">
            <text:p>27.135</text:p>
          </table:table-cell>
          <table:table-cell table:formula="of:=[.$B$13]/[.B15]" office:value-type="float" office:value="3.18680670720472" calcext:value-type="float">
            <text:p>3.18680670720472</text:p>
          </table:table-cell>
          <table:table-cell table:formula="of:=[.C15]/[.A15]" office:value-type="float" office:value="1.06226890240157" calcext:value-type="float">
            <text:p>1.06226890240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44" calcext:value-type="float">
            <text:p>21.440</text:p>
          </table:table-cell>
          <table:table-cell table:formula="of:=[.$B$13]/[.B16]" office:value-type="float" office:value="4.03330223880597" calcext:value-type="float">
            <text:p>4.03330223880597</text:p>
          </table:table-cell>
          <table:table-cell table:formula="of:=[.C16]/[.A16]" office:value-type="float" office:value="1.00832555970149" calcext:value-type="float">
            <text:p>1.008325559701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606" calcext:value-type="float">
            <text:p>27.606</text:p>
          </table:table-cell>
          <table:table-cell table:formula="of:=[.$B$13]/[.B17]" office:value-type="float" office:value="3.13243497790335" calcext:value-type="float">
            <text:p>3.13243497790335</text:p>
          </table:table-cell>
          <table:table-cell table:formula="of:=[.C17]/[.A17]" office:value-type="float" office:value="0.626486995580671" calcext:value-type="float">
            <text:p>0.626486995580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332" calcext:value-type="float">
            <text:p>23.332</text:p>
          </table:table-cell>
          <table:table-cell table:formula="of:=[.$B$13]/[.B18]" office:value-type="float" office:value="3.70624035659181" calcext:value-type="float">
            <text:p>3.70624035659181</text:p>
          </table:table-cell>
          <table:table-cell table:formula="of:=[.C18]/[.A18]" office:value-type="float" office:value="0.617706726098634" calcext:value-type="float">
            <text:p>0.6177067260986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645" calcext:value-type="float">
            <text:p>19.645</text:p>
          </table:table-cell>
          <table:table-cell table:formula="of:=[.$B$13]/[.B19]" office:value-type="float" office:value="4.40183252736065" calcext:value-type="float">
            <text:p>4.40183252736065</text:p>
          </table:table-cell>
          <table:table-cell table:formula="of:=[.C19]/[.A19]" office:value-type="float" office:value="0.628833218194379" calcext:value-type="float">
            <text:p>0.6288332181943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473" calcext:value-type="float">
            <text:p>18.473</text:p>
          </table:table-cell>
          <table:table-cell table:formula="of:=[.$B$13]/[.B20]" office:value-type="float" office:value="4.68110214908245" calcext:value-type="float">
            <text:p>4.68110214908245</text:p>
          </table:table-cell>
          <table:table-cell table:formula="of:=[.C20]/[.A20]" office:value-type="float" office:value="0.585137768635306" calcext:value-type="float">
            <text:p>0.585137768635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1:01:06.777299703</meta:creation-date>
    <dc:date>2022-05-15T15:43:48.912720924</dc:date>
    <meta:editing-duration>PT41M39S</meta:editing-duration>
    <meta:editing-cycles>13</meta:editing-cycles>
    <meta:generator>LibreOffice/6.4.7.2$Linux_X86_64 LibreOffice_project/40$Build-2</meta:generator>
    <meta:document-statistic meta:table-count="1" meta:cell-count="6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94cm" svg:height="10.918cm" xlink:href=".." xlink:type="simple" chart:class="chart:line" chart:style-name="ch1">
        <chart:title svg:x="5.381cm" svg:y="0.185cm" chart:style-name="ch2">
          <text:p>Speedup</text:p>
        </chart:title>
        <chart:plot-area chart:style-name="ch3" table:cell-range-address="Sheet1.C2:Sheet1.C9 Sheet1.A2:Sheet1.A9" chart:data-source-has-labels="row" svg:x="0.689cm" svg:y="1.033cm" svg:width="11.679cm" svg:height="9.311cm">
          <chartooo:coordinate-region svg:x="1.125cm" svg:y="1.233cm" svg:width="11.149cm" svg:height="8.464cm"/>
          <chart:axis chart:dimension="x" chart:name="primary-x" chart:style-name="ch4">
            <chart:title svg:x="5.875cm" svg:y="10.358cm" chart:style-name="ch5">
              <text:p>Threads</text:p>
            </chart:title>
          </chart:axis>
          <chart:axis chart:dimension="y" chart:name="primary-y" chart:style-name="ch6">
            <chart:title svg:x="0cm" svg:y="6.407cm" chart:style-name="ch7">
              <text:p>Speedup</text:p>
            </chart:title>
            <chart:grid chart:style-name="ch8" chart:class="major"/>
          </chart:axis>
          <chart:series chart:style-name="ch9" chart:values-cell-range-address="Sheet1.C2:Sheet1.C9" chart:class="chart:line">
            <chart:data-point chart:repeated="8"/>
          </chart:series>
          <chart:series chart:style-name="ch10" chart:values-cell-range-address="Sheet1.A2:Sheet1.A9" loext:label-string="linear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ine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9</svg:desc>
                </draw:g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1374305566547">
                <text:p>1.71374305566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8412877718159">
                <text:p>2.18412877718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1790752547819">
                <text:p>2.71790752547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2575057736721">
                <text:p>3.125750577367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0175317978687">
                <text:p>3.101753179786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0349514563107">
                <text:p>3.00349514563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8573633837604">
                <text:p>2.7857363383760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00800000008BBCFAFCC652C0272.png" xlink:type="simple" xlink:show="embed" xlink:actuate="onLoad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94cm" svg:height="10.918cm" xlink:href=".." xlink:type="simple" chart:class="chart:line" chart:style-name="ch1">
        <chart:title svg:x="4.517cm" svg:y="0.256cm" chart:style-name="ch2">
          <text:p>Speedup con GUI</text:p>
        </chart:title>
        <chart:plot-area chart:style-name="ch3" table:cell-range-address="Sheet1.C13:Sheet1.C20 Sheet1.A2:Sheet1.A9" chart:data-source-has-labels="row" svg:x="0.689cm" svg:y="1.06cm" svg:width="11.678cm" svg:height="9.283cm">
          <chartooo:coordinate-region svg:x="1.125cm" svg:y="1.26cm" svg:width="11.148cm" svg:height="8.436cm"/>
          <chart:axis chart:dimension="x" chart:name="primary-x" chart:style-name="ch4">
            <chart:title svg:x="5.875cm" svg:y="10.358cm" chart:style-name="ch5">
              <text:p>Threads</text:p>
            </chart:title>
          </chart:axis>
          <chart:axis chart:dimension="y" chart:name="primary-y" chart:style-name="ch6">
            <chart:title svg:x="0cm" svg:y="6.42cm" chart:style-name="ch7">
              <text:p>Speedup</text:p>
            </chart:title>
            <chart:grid chart:style-name="ch8" chart:class="major"/>
          </chart:axis>
          <chart:series chart:style-name="ch9" chart:values-cell-range-address="Sheet1.C13:Sheet1.C20" chart:class="chart:line">
            <chart:data-point chart:repeated="8"/>
          </chart:series>
          <chart:series chart:style-name="ch10" chart:values-cell-range-address="Sheet1.A2:Sheet1.A9" loext:label-string="linear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ine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13:Sheet1.C20</svg:desc>
                </draw:g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981789446371">
                <text:p>2.03981789446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8680670720472">
                <text:p>3.18680670720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3330223880597">
                <text:p>4.033302238805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3243497790335">
                <text:p>3.132434977903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0624035659181">
                <text:p>3.70624035659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0183252736065">
                <text:p>4.401832527360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8110214908245">
                <text:p>4.6811021490824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00800000008BBCFAFCC652C0272.png" xlink:type="simple" xlink:show="embed" xlink:actuate="onLoad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94cm" svg:height="10.918cm" xlink:href=".." xlink:type="simple" chart:class="chart:line" chart:style-name="ch1">
        <chart:title svg:x="5.231cm" svg:y="0.256cm" chart:style-name="ch2">
          <text:p>Efficienza</text:p>
        </chart:title>
        <chart:plot-area chart:style-name="ch3" table:cell-range-address="Sheet1.D2:Sheet1.D9" svg:x="0.825cm" svg:y="1.16cm" svg:width="11.541cm" svg:height="9.179cm">
          <chartooo:coordinate-region svg:x="1.552cm" svg:y="1.359cm" svg:width="10.72cm" svg:height="8.333cm"/>
          <chart:axis chart:dimension="x" chart:name="primary-x" chart:style-name="ch4">
            <chart:title svg:x="5.942cm" svg:y="10.358cm" chart:style-name="ch5">
              <text:p>Threads</text:p>
            </chart:title>
          </chart:axis>
          <chart:axis chart:dimension="y" chart:name="primary-y" chart:style-name="ch6">
            <chart:title svg:x="0.012cm" svg:y="6.124cm" chart:style-name="ch7">
              <text:p>SSE</text:p>
            </chart:title>
            <chart:grid chart:style-name="ch8" chart:class="major"/>
          </chart:axis>
          <chart:series chart:style-name="ch9" chart:values-cell-range-address="Sheet1.D2:Sheet1.D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6871527832734">
                <text:p>0.856871527832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8042925727196">
                <text:p>0.728042925727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476881369547">
                <text:p>0.67947688136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150115473441">
                <text:p>0.625150115473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6958863297811">
                <text:p>0.5169588632978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9070735090153">
                <text:p>0.429070735090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8217042297005">
                <text:p>0.348217042297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00800000008BBCFAFCC652C0272.png" xlink:type="simple" xlink:show="embed" xlink:actuate="onLoad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94cm" svg:height="10.918cm" xlink:href=".." xlink:type="simple" chart:class="chart:line" chart:style-name="ch1">
        <chart:title svg:x="4.16cm" svg:y="0.257cm" chart:style-name="ch2">
          <text:p>Efficienza con GUI</text:p>
        </chart:title>
        <chart:plot-area chart:style-name="ch3" table:cell-range-address="Sheet1.D13:Sheet1.D20" svg:x="0.825cm" svg:y="1.159cm" svg:width="11.541cm" svg:height="9.18cm">
          <chartooo:coordinate-region svg:x="1.552cm" svg:y="1.359cm" svg:width="10.72cm" svg:height="8.333cm"/>
          <chart:axis chart:dimension="x" chart:name="primary-x" chart:style-name="ch4">
            <chart:title svg:x="5.942cm" svg:y="10.358cm" chart:style-name="ch5">
              <text:p>Threads</text:p>
            </chart:title>
          </chart:axis>
          <chart:axis chart:dimension="y" chart:name="primary-y" chart:style-name="ch6">
            <chart:title svg:x="0.012cm" svg:y="6.124cm" chart:style-name="ch7">
              <text:p>SSE</text:p>
            </chart:title>
            <chart:grid chart:style-name="ch8" chart:class="major"/>
          </chart:axis>
          <chart:series chart:style-name="ch9" chart:values-cell-range-address="Sheet1.D13:Sheet1.D2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13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990894723185">
                <text:p>1.01990894723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6226890240157">
                <text:p>1.06226890240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832555970149">
                <text:p>1.00832555970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6486995580671">
                <text:p>0.6264869955806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7706726098634">
                <text:p>0.617706726098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8833218194379">
                <text:p>0.628833218194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5137768635306">
                <text:p>0.5851377686353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fill-image draw:name="ChartBitmap_20_1" draw:display-name="ChartBitmap 1" xlink:href="Pictures/100000000000000800000008BBCFAFCC652C0272.png" xlink:type="simple" xlink:show="embed" xlink:actuate="onLoad"/>
  </office:styles>
</office:document-styles>
</file>